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6pt solid #d9d9e3"/>
    </style:style>
    <style:style style:name="P2" style:family="paragraph" style:parent-style-name="Text_20_body" style:list-style-name="L1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 continuación, te proporciono los pasos generales para instalar Joomla en 000webhost, un proveedor de hosting gratuito que admite PHP y bases de datos MySQL:</text:p>
      <text:list text:style-name="L1">
        <text:list-item>
          <text:p text:style-name="P2"><text:span text:style-name="Strong_20_Emphasis"><text:span text:style-name="T1">Regístrate en 000webhost:</text:span></text:span> Primero, visita el sitio web de 000webhost (<text:a xlink:type="simple" xlink:href="https://www.000webhost.com/" office:target-frame-name="_new" xlink:show="replace" text:style-name="Internet_20_link" text:visited-style-name="Visited_20_Internet_20_Link"><text:span text:style-name="T1">https://www.000webhost.com/</text:span></text:a>) y regístrate para obtener una cuenta gratuita.</text:p>
        </text:list-item>
        <text:list-item>
          <text:p text:style-name="P2"><text:span text:style-name="Strong_20_Emphasis"><text:span text:style-name="T1">Crea un nuevo sitio web:</text:span></text:span> Después de registrarte y acceder a tu cuenta, crea un nuevo sitio web desde el panel de control. Proporciona un nombre para tu sitio y selecciona un dominio gratuito proporcionado por 000webhost.</text:p>
        </text:list-item>
        <text:list-item>
          <text:p text:style-name="P2"><text:span text:style-name="Strong_20_Emphasis"><text:span text:style-name="T1">Accede a cPanel:</text:span></text:span> Una vez que hayas creado el sitio web, accede a cPanel desde el panel de control de 000webhost. cPanel es una interfaz de administración que te permitirá configurar tu sitio web y gestionar sus archivos y bases de datos.</text:p>
        </text:list-item>
        <text:list-item>
          <text:p text:style-name="P2"><text:span text:style-name="Strong_20_Emphasis"><text:span text:style-name="T1">Accede a phpMyAdmin:</text:span></text:span> En cPanel, busca la sección de bases de datos y accede a phpMyAdmin. Aquí podrás crear una nueva base de datos para Joomla.</text:p>
        </text:list-item>
        <text:list-item>
          <text:p text:style-name="P2"><text:span text:style-name="Strong_20_Emphasis"><text:span text:style-name="T1">Crea una base de datos:</text:span></text:span> Dentro de phpMyAdmin, crea una nueva base de datos proporcionando un nombre y haciendo clic en el botón "Crear".</text:p>
        </text:list-item>
        <text:list-item>
          <text:p text:style-name="P2"><text:span text:style-name="Strong_20_Emphasis"><text:span text:style-name="T1">Descarga Joomla:</text:span></text:span> Visita el sitio web oficial de Joomla en <text:a xlink:type="simple" xlink:href="https://www.joomla.org/" office:target-frame-name="_new" xlink:show="replace" text:style-name="Internet_20_link" text:visited-style-name="Visited_20_Internet_20_Link"><text:span text:style-name="T1">https://www.joomla.org</text:span></text:a> y descarga la última versión estable del CMS (Content Management System).</text:p>
        </text:list-item>
        <text:list-item>
          <text:p text:style-name="P2"><text:span text:style-name="Strong_20_Emphasis"><text:span text:style-name="T1">Sube los archivos:</text:span></text:span> Utiliza un cliente FTP o el administrador de archivos de cPanel para subir los archivos de Joomla descargados al directorio raíz de tu sitio web en 000webhost.</text:p>
        </text:list-item>
        <text:list-item>
          <text:p text:style-name="P2"><text:span text:style-name="Strong_20_Emphasis"><text:span text:style-name="T1">Inicia la instalación:</text:span></text:span> En tu navegador, visita tu dominio (por ejemplo, <text:a xlink:type="simple" xlink:href="http://www.tudominio.com/" office:target-frame-name="_new" xlink:show="replace" text:style-name="Internet_20_link" text:visited-style-name="Visited_20_Internet_20_Link"><text:span text:style-name="T1">http://www.tudominio.com</text:span></text:a>). Se iniciará el proceso de instalación de Joomla.</text:p>
        </text:list-item>
        <text:list-item>
          <text:p text:style-name="P2"><text:span text:style-name="Strong_20_Emphasis"><text:span text:style-name="T1">Configura Joomla:</text:span></text:span> Sigue las instrucciones en pantalla para configurar la instalación de Joomla. Cuando se te solicite, proporciona los detalles de acceso a la base de datos que creaste anteriormente en phpMyAdmin.</text:p>
        </text:list-item>
        <text:list-item>
          <text:p text:style-name="P2"><text:span text:style-name="Strong_20_Emphasis"><text:span text:style-name="T1">Finaliza la instalación:</text:span></text:span> Completa el proceso de instalación de Joomla proporcionando la información requerida, como nombre del sitio, contraseña de administrador y otros detalles.</text:p>
        </text:list-item>
      </text:list>
      <text:p text:style-name="P1">Una vez que hayas completado estos pasos, Joomla debería estar instalado y funcionando en tu sitio web en 000webhost. Puedes acceder al panel de administración de Joomla (usualmente en <text:a xlink:type="simple" xlink:href="http://www.tudominio.com/administrator" office:target-frame-name="_new" xlink:show="replace" text:style-name="Internet_20_link" text:visited-style-name="Visited_20_Internet_20_Link"><text:span text:style-name="T1">http://www.tudominio.com/administrator</text:span></text:a>) para personalizar tu sitio web, agregar contenido y administrar todas las características de Joomla. Recuerda mantener Joomla y sus extensiones actualizadas para mantener la seguridad de tu sitio we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0T15:58:45.818000000</meta:creation-date>
    <dc:date>2023-07-20T15:59:14.020000000</dc:date>
    <meta:editing-duration>PT28S</meta:editing-duration>
    <meta:editing-cycles>1</meta:editing-cycles>
    <meta:document-statistic meta:table-count="0" meta:image-count="0" meta:object-count="0" meta:page-count="1" meta:paragraph-count="12" meta:word-count="369" meta:character-count="2357" meta:non-whitespace-character-count="2010"/>
    <meta:generator>LibreOffice/7.5.4.2$Windows_X86_64 LibreOffice_project/36ccfdc35048b057fd9854c757a8b67ec53977b6</meta:generator>
  </office:meta>
</office:document-meta>
</file>